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102b" officeooo:paragraph-rsid="001d10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1e5759" officeooo:paragraph-rsid="001e5759" style:font-weight-asian="bold" style:font-weight-complex="bold"/>
    </style:style>
    <style:style style:name="P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e5759" officeooo:paragraph-rsid="001e575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e5759" officeooo:paragraph-rsid="001e5759" style:font-weight-asian="normal" style:font-weight-complex="normal"/>
    </style:style>
    <style:style style:name="P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e5759" officeooo:paragraph-rsid="001e57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e5759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1e5759" officeooo:paragraph-rsid="001e575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5759" officeooo:paragraph-rsid="001e5759" style:font-weight-asian="normal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weight="normal" officeooo:rsid="001e5759" officeooo:paragraph-rsid="001e5759" style:font-weight-asian="normal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weight="normal" officeooo:rsid="001e5759" officeooo:paragraph-rsid="001e575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5759" officeooo:paragraph-rsid="001e575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e5759" officeooo:paragraph-rsid="001e575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1e5759" officeooo:paragraph-rsid="001e5759" style:font-style-asian="italic" style:font-weight-asian="bold" style:font-style-complex="italic" style:font-weight-complex="bold"/>
    </style:style>
    <style:style style:name="P14" style:family="paragraph" style:parent-style-name="Standard" style:list-style-name="L9">
      <style:paragraph-properties fo:text-align="start" style:justify-single-word="false"/>
      <style:text-properties fo:font-style="normal" fo:font-weight="normal" officeooo:rsid="001e5759" officeooo:paragraph-rsid="001e575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e5759" officeooo:paragraph-rsid="001e575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1e5759" officeooo:paragraph-rsid="001e5759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1e5759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e5759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vail de pré-spécification</text:p>
      <text:p text:style-name="P1"/>
      <text:p text:style-name="P6"><text:span text:style-name="T2">Fonctionnalités Requises : </text:span></text:p>
      <text:p text:style-name="P6"><text:span text:style-name="T5">//Fonctionnalités indiquées clairement dans le cahier des charges</text:span></text:p>
      <text:list xml:id="list482392940" text:style-name="L2">
        <text:list-item>
          <text:p text:style-name="P7"><text:span text:style-name="T1">(…)</text:span></text:p>
        </text:list-item>
        <text:list-item>
          <text:p text:style-name="P7"><text:span text:style-name="T1">(…)</text:span></text:p>
        </text:list-item>
      </text:list>
      <text:p text:style-name="P8"><text:span text:style-name="T1"/></text:p>
      <text:p text:style-name="P8"><text:span text:style-name="T1"/></text:p>
      <text:p text:style-name="P11"><text:span text:style-name="T1">Fonctionnalités possibles : </text:span></text:p>
      <text:p text:style-name="P11"><text:span text:style-name="T4">//Fonctionnalités facultatives à ajouter/proposer par difficulté croissante</text:span></text:p>
      <text:p text:style-name="P11"><text:span text:style-name="T7">- Niveau « Facile »:</text:span></text:p>
      <text:list xml:id="list3750320331" text:style-name="L5">
        <text:list-item>
          <text:p text:style-name="P9"><text:span text:style-name="T7">(…)</text:span></text:p>
        </text:list-item>
      </text:list>
      <text:p text:style-name="P11"><text:span text:style-name="T7">- Niveau Moyen :</text:span></text:p>
      <text:list xml:id="list1220950844" text:style-name="L6">
        <text:list-item>
          <text:p text:style-name="P10"><text:span text:style-name="T7">(…)</text:span></text:p>
        </text:list-item>
      </text:list>
      <text:p text:style-name="P11"><text:span text:style-name="T7">- Niveau Avancé :</text:span></text:p>
      <text:list xml:id="list2926515460" text:style-name="L7">
        <text:list-item>
          <text:p text:style-name="P3"><text:span text:style-name="T6">(…)</text:span></text:p>
        </text:list-item>
      </text:list>
      <text:p text:style-name="P2"><text:span text:style-name="T6">- Niveau Impossible :</text:span></text:p>
      <text:list xml:id="list2348258875" text:style-name="L8">
        <text:list-item>
          <text:p text:style-name="P5"><text:span text:style-name="T6">(…)</text:span></text:p>
        </text:list-item>
      </text:list>
      <text:p text:style-name="P4"><text:span text:style-name="T6"/></text:p>
      <text:p text:style-name="P11"><text:span text:style-name="T7">Questions Client :</text:span></text:p>
      <text:p text:style-name="P12"><text:span text:style-name="T1">//Questions à poser au client concernant des ambiguïtés sur le travail à fournir</text:span></text:p>
      <text:list xml:id="list4042290729" text:style-name="L9">
        <text:list-item>
          <text:p text:style-name="P14"><text:span text:style-name="T1">(…)</text:span></text:p>
        </text:list-item>
      </text:list>
      <text:p text:style-name="P15"><text:span text:style-name="T1"/></text:p>
      <text:p text:style-name="P16"><text:span text:style-name="T1">Répartition du travail :</text:span></text:p>
      <text:p text:style-name="P13"><text:span text:style-name="T3">//Proposition de répartition du travail sur les différents modules/problématiq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2:16:27.998000000</meta:creation-date>
    <dc:date>2021-11-03T12:26:15.032000000</dc:date>
    <meta:editing-duration>PT9M47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20" meta:word-count="84" meta:character-count="528" meta:non-whitespace-character-count="469"/>
  </office:meta>
</office:document-meta>
</file>